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5.1088pt" style:use-optimal-column-width="true"/>
    </style:style>
    <style:style style:name="ACOL-2" style:family="table-column">
      <style:table-column-properties style:column-width="64.008pt" style:use-optimal-column-width="true"/>
    </style:style>
    <style:style style:name="ACOL-3" style:family="table-column"/>
    <style:style style:name="ACOL-4" style:family="table-column">
      <style:table-column-properties style:column-width="206.1072pt" style:use-optimal-column-width="true"/>
    </style:style>
    <style:style style:name="ACOL-5" style:family="table-column">
      <style:table-column-properties style:column-width="439.5pt" style:use-optimal-column-width="false"/>
    </style:style>
    <style:style style:name="ACOL-6" style:family="table-column">
      <style:table-column-properties style:column-width="261.6408pt" style:use-optimal-column-width="true"/>
    </style:style>
    <style:style style:name="ACOL-7" style:family="table-column">
      <style:table-column-properties style:column-width="297.216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/>
    <style:style style:name="AROW-3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fo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126"/>
        <table:table-row table:style-name="AROW-1">
          <table:table-cell table:number-columns-spanned="2" table:style-name="ACE-0" office:value-type="string">
            <text:p><text:a xlink:type="simple" xlink:actuate="onRequest" xlink:href="https://docs.oasis-open.org/cti/stix/v2.1/csprd01/stix-v2.1-csprd01.html">STIX™ Version 2.1</text:a></text:p>
          </table:table-cell>
          <table:covered-table-cell/>
          <table:table-cell table:number-columns-repeated="126" table:style-name="Gnumeric-default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Sheet_Title" table:expression="of:=&quot;Info&quot;" table:base-cell-address="$'Info'.$A$1"/>
          <table:named-expression table:name="Print_Area" table:expression="of:=#REF!" table:base-cell-address="$'Info'.$A$1"/>
        </table:named-expressions>
        <gnm:selections gnm:cursor-col="3" gnm:cursor-row="21">
          <gnm:selection gnm:start-col="3" gnm:start-row="21" gnm:end-col="3" gnm:end-row="21"/>
        </gnm:selections>
      </table:table>
      <table:table table:name="Cyber-observable Objects" table:style-name="ta-1" table:print="true">
        <office:forms form:automatic-focus="false" form:apply-design-mode="false">
          <form:form/>
        </office:forms>
        <table:table-column table:default-cell-style-name="ACE-37" table:style-name="ACOL-4"/>
        <table:table-column table:default-cell-style-name="ACE-37" table:style-name="ACOL-5"/>
        <table:table-column table:default-cell-style-name="ACE-37" table:style-name="ACOL-6"/>
        <table:table-column table:default-cell-style-name="ACE-37" table:style-name="ACOL-7"/>
        <table:table-column table:default-cell-style-name="ACE-37" table:style-name="ACOL-0" table:number-columns-repeated="124"/>
        <table:table-row table:style-name="AROW-1">
          <table:table-cell table:style-name="ACE-2" office:value-type="string">
            <text:p>Category</text:p>
          </table:table-cell>
          <table:table-cell table:style-name="ACE-38" office:value-type="string">
            <text:p>STIX Property</text:p>
          </table:table-cell>
          <table:table-cell table:style-name="ACE-38" office:value-type="string">
            <text:p>Zeek field(s)</text:p>
          </table:table-cell>
          <table:table-cell table:style-name="ACE-38" office:value-type="string">
            <text:p>Malcolm field(s)</text:p>
          </table:table-cell>
          <table:table-cell table:number-columns-repeated="124" table:style-name="ACE-37"/>
        </table:table-row>
        <table:table-row table:style-name="AROW-1">
          <table:table-cell table:style-name="ACE-3" office:value-type="string">
            <text:p><text:a xlink:type="simple" xlink:actuate="onRequest" xlink:href="https://docs.oasis-open.org/cti/stix/v2.1/csprd01/stix-v2.1-csprd01.html#_Toc16070680">6        STIX™ Cyber-observable Objects</text:a></text:p>
          </table:table-cell>
          <table:table-cell table:number-columns-repeated="127" table:style-name="ACE-37"/>
        </table:table-row>
        <table:table-row table:style-name="AROW-1">
          <table:table-cell table:style-name="ACE-4" office:value-type="string">
            <text:p><text:a xlink:type="simple" xlink:actuate="onRequest" xlink:href="https://docs.oasis-open.org/cti/stix/v2.1/csprd01/stix-v2.1-csprd01.html#_Toc16070681">6.1 Artifact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artifact.decryption_key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artifact.encryption_algorithm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artifact.hashe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artifact.mime_typ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artifact.payload_bin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artifact.url</text:p>
          </table:table-cell>
          <table:table-cell table:number-columns-repeated="126" table:style-name="ACE-37"/>
        </table:table-row>
        <table:table-row table:style-name="AROW-1">
          <table:table-cell table:style-name="ACE-6" office:value-type="string">
            <text:p><text:a xlink:type="simple" xlink:actuate="onRequest" xlink:href="https://docs.oasis-open.org/cti/stix/v2.1/csprd01/stix-v2.1-csprd01.html#_Toc16070683">6.2 AS Object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autonomous-system.name</text:p>
          </table:table-cell>
          <table:table-cell table:style-name="ACE-37"/>
          <table:table-cell table:style-name="ACE-37" office:value-type="string">
            <text:p>source.as, destination.as</text:p>
          </table:table-cell>
          <table:table-cell table:number-columns-repeated="124" table:style-name="ACE-37"/>
        </table:table-row>
        <table:table-row table:style-name="AROW-3">
          <table:table-cell table:style-name="ACE-5"/>
          <table:table-cell table:style-name="ACE-37" office:value-type="string">
            <text:p>autonomous-system.number</text:p>
          </table:table-cell>
          <table:table-cell table:style-name="ACE-37"/>
          <table:table-cell table:style-name="ACE-37" office:value-type="string">
            <text:p>source.as, destination.as</text:p>
          </table:table-cell>
          <table:table-cell table:number-columns-repeated="124" table:style-name="ACE-37"/>
        </table:table-row>
        <table:table-row table:style-name="AROW-1">
          <table:table-cell table:style-name="ACE-5"/>
          <table:table-cell table:style-name="ACE-37" office:value-type="string">
            <text:p>autonomous-system.rir</text:p>
          </table:table-cell>
          <table:table-cell table:number-columns-repeated="126" table:style-name="ACE-37"/>
        </table:table-row>
        <table:table-row table:style-name="AROW-1">
          <table:table-cell table:style-name="ACE-7" office:value-type="string">
            <text:p><text:a xlink:type="simple" xlink:actuate="onRequest" xlink:href="https://docs.oasis-open.org/cti/stix/v2.1/csprd01/stix-v2.1-csprd01.html#_Toc16070685">6.3 Directory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directory.ati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directory.contains_ref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directory.cti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directory.mtime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directory.path</text:p>
          </table:table-cell>
          <table:table-cell table:style-name="ACE-37" office:value-type="string">
            <text:p>smb_mapping.path, smb_cmd.referenced_file.path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directory.path_enc</text:p>
          </table:table-cell>
          <table:table-cell table:number-columns-repeated="126" table:style-name="ACE-37"/>
        </table:table-row>
        <table:table-row table:style-name="AROW-1">
          <table:table-cell table:style-name="ACE-8" office:value-type="string">
            <text:p><text:a xlink:type="simple" xlink:actuate="onRequest" xlink:href="https://docs.oasis-open.org/cti/stix/v2.1/csprd01/stix-v2.1-csprd01.html#_Toc16070687">6.4 Domain Name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domain-name.resolves_to_refs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domain-name.value</text:p>
          </table:table-cell>
          <table:table-cell table:style-name="ACE-37" office:value-type="string">
            <text:p>dhcp.domain, ntlm.domain, ssl.server_name</text:p>
          </table:table-cell>
          <table:table-cell table:number-columns-repeated="125" table:style-name="ACE-37"/>
        </table:table-row>
        <table:table-row table:style-name="AROW-1">
          <table:table-cell table:style-name="ACE-9" office:value-type="string">
            <text:p><text:a xlink:type="simple" xlink:actuate="onRequest" xlink:href="https://docs.oasis-open.org/cti/stix/v2.1/csprd01/stix-v2.1-csprd01.html#_Toc16070690">6.5 ​Email Address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email-addr.belongs_to_ref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email-addr.display_name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email-addr.value</text:p>
          </table:table-cell>
          <table:table-cell table:style-name="ACE-37" office:value-type="string">
            <text:p>smtp.mailfrom, smtp.rcptto, smtp.from, smtp.to, smtp.cc, smtp.reply_to</text:p>
          </table:table-cell>
          <table:table-cell table:number-columns-repeated="125" table:style-name="ACE-37"/>
        </table:table-row>
        <table:table-row table:style-name="AROW-1">
          <table:table-cell table:style-name="ACE-10" office:value-type="string">
            <text:p><text:a xlink:type="simple" xlink:actuate="onRequest" xlink:href="https://docs.oasis-open.org/cti/stix/v2.1/csprd01/stix-v2.1-csprd01.html#_Toc16070692">6.6 ​Email Message Object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email-message.additional_header_fields</text:p>
          </table:table-cell>
          <table:table-cell table:style-name="ACE-37" office:value-type="string">
            <text:p>smtp.helo, smtp.rcptto, smtp.reply_to, smtp.msg_id, smtp.in_reply_to, smtp.x_originating_ip, smtp.first_received, smtp.second_received, smtp.user_agent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email-message.bcc_refs</text:p>
          </table:table-cell>
          <table:table-cell table:style-name="ACE-37" office:value-type="string">
            <text:p>see <text:span text:style-name="AC-italic">email-addr</text:span>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email-message.body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email-message.body_multipart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email-message.cc_refs</text:p>
          </table:table-cell>
          <table:table-cell table:style-name="ACE-37" office:value-type="string">
            <text:p>see <text:span text:style-name="AC-italic">email-addr</text:span>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email-message.content_type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email-message.date</text:p>
          </table:table-cell>
          <table:table-cell table:style-name="ACE-37" office:value-type="string">
            <text:p>smtp.date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email-message.from_ref</text:p>
          </table:table-cell>
          <table:table-cell table:style-name="ACE-37" office:value-type="string">
            <text:p>see <text:span text:style-name="AC-italic">email-addr</text:span>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email-message.is_multipart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email-message.raw_email_ref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email-message.received_lines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email-message.sender_ref</text:p>
          </table:table-cell>
          <table:table-cell table:style-name="ACE-37" office:value-type="string">
            <text:p>see <text:span text:style-name="AC-italic">email-addr</text:span>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email-message.subject</text:p>
          </table:table-cell>
          <table:table-cell table:style-name="ACE-37" office:value-type="string">
            <text:p>smtp.subject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email-message.to_refs</text:p>
          </table:table-cell>
          <table:table-cell table:style-name="ACE-37" office:value-type="string">
            <text:p>see <text:span text:style-name="AC-italic">email-addr</text:span></text:p>
          </table:table-cell>
          <table:table-cell table:number-columns-repeated="125" table:style-name="ACE-37"/>
        </table:table-row>
        <table:table-row table:style-name="AROW-1">
          <table:table-cell table:style-name="ACE-11" office:value-type="string">
            <text:p><text:a xlink:type="simple" xlink:actuate="onRequest" xlink:href="https://docs.oasis-open.org/cti/stix/v2.1/csprd01/stix-v2.1-csprd01.html#_Toc16070696">6.7 ​File Object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file.atime</text:p>
          </table:table-cell>
          <table:table-cell table:style-name="ACE-37" office:value-type="string">
            <text:p>smb_files.times_accessed, smb_cmd.referenced_file.times_accessed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file.contains_ref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.content_ref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file.ctime</text:p>
          </table:table-cell>
          <table:table-cell table:style-name="ACE-37" office:value-type="string">
            <text:p>smb_files.times_created, smb_cmd.referenced_file.times_created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file.hashes</text:p>
          </table:table-cell>
          <table:table-cell table:style-name="ACE-37" office:value-type="string">
            <text:p>files.md5, files.sha1, files.sha256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file.magic_number_hex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file.mime_type</text:p>
          </table:table-cell>
          <table:table-cell table:style-name="ACE-37" office:value-type="string">
            <text:p>files.mime_type, ftp.mime_type, http.orig_mime_types, http.resp_mime_types, intel.file_mime_type, irc.dcc_mime_type, notice.file_mime_type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file.mtime</text:p>
          </table:table-cell>
          <table:table-cell table:style-name="ACE-37" office:value-type="string">
            <text:p>smb_files.times_modified, smb_cmd.referenced_file.times_modified, png.last_modified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file.name</text:p>
          </table:table-cell>
          <table:table-cell table:style-name="ACE-37" office:value-type="string">
            <text:p>smb_cmd.referenced_file.name, smb_files.name, irc.dcc_file_name, ecat_foe_info.filename, files.filename, http.orig_filenames, http.resp_filenames, smb_cmd.referenced_file.prev_name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file.name_enc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.parent_directory_ref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file.size</text:p>
          </table:table-cell>
          <table:table-cell table:style-name="ACE-37" office:value-type="string">
            <text:p>zeek.smb_files.size, irc.dcc_file_size, files.total_bytes, ftp.file_size, smb_cmd.referenced_file.size</text:p>
          </table:table-cell>
          <table:table-cell table:number-columns-repeated="125" table:style-name="ACE-37"/>
        </table:table-row>
        <table:table-row table:style-name="AROW-1">
          <table:table-cell table:style-name="ACE-12" office:value-type="string">
            <text:p><text:a xlink:type="simple" xlink:actuate="onRequest" xlink:href="https://docs.oasis-open.org/cti/stix/v2.1/csprd01/stix-v2.1-csprd01.html#_Toc16070698">6.7.2 ​Archive File Extension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archive-ext].contains_ref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archive-ext].comment</text:p>
          </table:table-cell>
          <table:table-cell table:number-columns-repeated="126" table:style-name="ACE-37"/>
        </table:table-row>
        <table:table-row table:style-name="AROW-1">
          <table:table-cell table:style-name="ACE-13" office:value-type="string">
            <text:p><text:a xlink:type="simple" xlink:actuate="onRequest" xlink:href="https://docs.oasis-open.org/cti/stix/v2.1/csprd01/stix-v2.1-csprd01.html#_Toc16070700">6.7.3 ​NTFS File Extension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ntfs-ext].sid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ntfs-ext].alternate_data_streams</text:p>
          </table:table-cell>
          <table:table-cell table:number-columns-repeated="126" table:style-name="ACE-37"/>
        </table:table-row>
        <table:table-row table:style-name="AROW-1">
          <table:table-cell table:style-name="ACE-14" office:value-type="string">
            <text:p><text:a xlink:type="simple" xlink:actuate="onRequest" xlink:href="https://docs.oasis-open.org/cti/stix/v2.1/csprd01/stix-v2.1-csprd01.html#_Toc16070704">6.7.4 PDF File Extension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pdf-ext].version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pdf-ext].is_optimized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pdf-ext].document_info_dict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pdf-ext].pdfid0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pdf-ext].pdfid1</text:p>
          </table:table-cell>
          <table:table-cell table:number-columns-repeated="126" table:style-name="ACE-37"/>
        </table:table-row>
        <table:table-row table:style-name="AROW-1">
          <table:table-cell table:style-name="ACE-15" office:value-type="string">
            <text:p><text:a xlink:type="simple" xlink:actuate="onRequest" xlink:href="https://docs.oasis-open.org/cti/stix/v2.1/csprd01/stix-v2.1-csprd01.html#_Toc16070706">6.7.5 ​Raster Image File Extension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raster-image-ext].image_height</text:p>
          </table:table-cell>
          <table:table-cell table:style-name="ACE-37" office:value-type="string">
            <text:p>png.height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raster-image-ext].image_width</text:p>
          </table:table-cell>
          <table:table-cell table:style-name="ACE-37" office:value-type="string">
            <text:p>png.width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raster-image-ext].bits_per_pixel</text:p>
          </table:table-cell>
          <table:table-cell table:style-name="ACE-37" office:value-type="string">
            <text:p>png.bit_depth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raster-image-ext].exif_tags</text:p>
          </table:table-cell>
          <table:table-cell table:number-columns-repeated="126" table:style-name="ACE-37"/>
        </table:table-row>
        <table:table-row table:style-name="AROW-1">
          <table:table-cell table:style-name="ACE-16" office:value-type="string">
            <text:p><text:a xlink:type="simple" xlink:actuate="onRequest" xlink:href="https://docs.oasis-open.org/cti/stix/v2.1/csprd01/stix-v2.1-csprd01.html#_Toc16070708">6.7.6 ​Windows™ PE Binary File Extension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windows-pebinary-ext].pe_type</text:p>
          </table:table-cell>
          <table:table-cell table:style-name="ACE-37" office:value-type="string">
            <text:p>pe.is_exe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imphash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windows-pebinary-ext].machine_hex</text:p>
          </table:table-cell>
          <table:table-cell table:style-name="ACE-37" office:value-type="string">
            <text:p>pe.machine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windows-pebinary-ext].number_of_sections</text:p>
          </table:table-cell>
          <table:table-cell table:style-name="ACE-37" office:value-type="string">
            <text:p>pe.section_names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windows-pebinary-ext].time_date_stamp</text:p>
          </table:table-cell>
          <table:table-cell table:style-name="ACE-37" office:value-type="string">
            <text:p>pe.compile_ts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pointer_to_symbol_table_hex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number_of_symbol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size_of_optional_header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characteristics_hex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file_header_hashes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windows-pebinary-ext].optional_header</text:p>
          </table:table-cell>
          <table:table-cell table:style-name="ACE-37" office:value-type="string">
            <text:p>see <text:span text:style-name="AC-italic">optional_header</text:span>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windows-pebinary-ext].sections</text:p>
          </table:table-cell>
          <table:table-cell table:style-name="ACE-37" office:value-type="string">
            <text:p>see <text:span text:style-name="AC-italic">sections</text:span></text:p>
          </table:table-cell>
          <table:table-cell table:number-columns-repeated="125" table:style-name="ACE-37"/>
        </table:table-row>
        <table:table-row table:style-name="AROW-1">
          <table:table-cell table:style-name="ACE-17" office:value-type="string">
            <text:p><text:a xlink:type="simple" xlink:actuate="onRequest" xlink:href="https://docs.oasis-open.org/cti/stix/v2.1/csprd01/stix-v2.1-csprd01.html#_Toc16070710">6.7.6.2 ​Windows™ PE Optional Header Type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address_of_entry_point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base_of_code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base_of_data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checksum_hex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dll_characteristics_hex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file_alignment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hashes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image_base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loader_flags_hex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magic_hex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major_image_version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major_linker_version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major_os_version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major_subsystem_version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minor_image_version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minor_linker_version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minor_os_version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minor_subsystem_version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number_of_rva_and_sizes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ection_alignment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ize_of_code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ize_of_headers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ize_of_heap_commit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ize_of_heap_reserve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ize_of_image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ize_of_initialized_data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ize_of_stack_commit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ize_of_stack_reserve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ize_of_uninitialized_data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subsystem_hex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binary-ext].optional_header.win32_version_value_hex</text:p>
          </table:table-cell>
          <table:table-cell table:number-columns-repeated="126" table:style-name="ACE-37"/>
        </table:table-row>
        <table:table-row table:style-name="AROW-1">
          <table:table-cell table:style-name="ACE-18" office:value-type="string">
            <text:p><text:a xlink:type="simple" xlink:actuate="onRequest" xlink:href="https://docs.oasis-open.org/cti/stix/v2.1/csprd01/stix-v2.1-csprd01.html#_Toc16070712">6.7.6.3 Windows™ PE Section Type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files.extensions[windows-pe-ext].sections.name</text:p>
          </table:table-cell>
          <table:table-cell table:style-name="ACE-37" office:value-type="string">
            <text:p>pe.section_names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-ext].sections.siz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-ext].sections.entropy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files.extensions[windows-pe-ext].sections.hashes</text:p>
          </table:table-cell>
          <table:table-cell table:number-columns-repeated="126" table:style-name="ACE-37"/>
        </table:table-row>
        <table:table-row table:style-name="AROW-1">
          <table:table-cell table:style-name="ACE-19" office:value-type="string">
            <text:p><text:a xlink:type="simple" xlink:actuate="onRequest" xlink:href="https://docs.oasis-open.org/cti/stix/v2.1/csprd01/stix-v2.1-csprd01.html#_Toc16070714">6.8 ​IPv4 Address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ipv4-addr.belongs_to_ref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ipv4-addr.resolves_to_refs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ipv4-addr.value</text:p>
          </table:table-cell>
          <table:table-cell table:style-name="ACE-37" office:value-type="string">
            <text:p>all <text:span text:style-name="AC-italic">addr</text:span>-type fields; e.g., conn.id.orig_h and conn.id.resp_h</text:p>
          </table:table-cell>
          <table:table-cell table:number-columns-repeated="125" table:style-name="ACE-37"/>
        </table:table-row>
        <table:table-row table:style-name="AROW-1">
          <table:table-cell table:style-name="ACE-20" office:value-type="string">
            <text:p><text:a xlink:type="simple" xlink:actuate="onRequest" xlink:href="https://docs.oasis-open.org/cti/stix/v2.1/csprd01/stix-v2.1-csprd01.html#_Toc16070717">6.9 ​IPv6 Address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ipv6-addr.belongs_to_ref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ipv6-addr.resolves_to_refs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ipv6-addr.value</text:p>
          </table:table-cell>
          <table:table-cell table:style-name="ACE-37" office:value-type="string">
            <text:p>all <text:span text:style-name="AC-italic">addr</text:span>-type fields; e.g., conn.id.orig_h and conn.id.resp_h</text:p>
          </table:table-cell>
          <table:table-cell table:number-columns-repeated="125" table:style-name="ACE-37"/>
        </table:table-row>
        <table:table-row table:style-name="AROW-1">
          <table:table-cell table:style-name="ACE-21" office:value-type="string">
            <text:p><text:a xlink:type="simple" xlink:actuate="onRequest" xlink:href="https://docs.oasis-open.org/cti/stix/v2.1/csprd01/stix-v2.1-csprd01.html#_Toc16070720">6.10 ​MAC Address Object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mac-addr.value</text:p>
          </table:table-cell>
          <table:table-cell table:style-name="ACE-37" office:value-type="string">
            <text:p>conn.orig_l2_addr, conn.resp_l2_addr, radius.mac</text:p>
          </table:table-cell>
          <table:table-cell table:number-columns-repeated="125" table:style-name="ACE-37"/>
        </table:table-row>
        <table:table-row table:style-name="AROW-1">
          <table:table-cell table:style-name="ACE-22" office:value-type="string">
            <text:p><text:a xlink:type="simple" xlink:actuate="onRequest" xlink:href="https://docs.oasis-open.org/cti/stix/v2.1/csprd01/stix-v2.1-csprd01.html#_Toc16070724">6.12 ​Network Traffic Object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dst_byte_count</text:p>
          </table:table-cell>
          <table:table-cell table:style-name="ACE-37" office:value-type="string">
            <text:p>conn.resp_bytes, conn.resp_ip_bytes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dst_packets</text:p>
          </table:table-cell>
          <table:table-cell table:style-name="ACE-37" office:value-type="string">
            <text:p>conn.resp_pkts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dst_payload_ref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dst_port</text:p>
          </table:table-cell>
          <table:table-cell table:style-name="ACE-37" office:value-type="string">
            <text:p>e.g., conn.id.resp_p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dst_ref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ncapsulated_by_ref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ncapsulates_refs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end</text:p>
          </table:table-cell>
          <table:table-cell table:style-name="ACE-37" office:value-type="string">
            <text:p>conn.ts+conn.duration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ipfix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is_active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protocols</text:p>
          </table:table-cell>
          <table:table-cell table:style-name="ACE-37" office:value-type="string">
            <text:p>conn.proto, conn.service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src_byte_count</text:p>
          </table:table-cell>
          <table:table-cell table:style-name="ACE-37" office:value-type="string">
            <text:p>conn.orig_bytes, conn.orig_ip_bytes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src_packets</text:p>
          </table:table-cell>
          <table:table-cell table:style-name="ACE-37" office:value-type="string">
            <text:p>conn.orig_pkts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src_payload_ref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src_port</text:p>
          </table:table-cell>
          <table:table-cell table:style-name="ACE-37" office:value-type="string">
            <text:p>e.g., conn.id.orig_p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src_ref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start</text:p>
          </table:table-cell>
          <table:table-cell table:style-name="ACE-37" office:value-type="string">
            <text:p>e.g., conn.ts</text:p>
          </table:table-cell>
          <table:table-cell table:number-columns-repeated="125" table:style-name="ACE-37"/>
        </table:table-row>
        <table:table-row table:style-name="AROW-1">
          <table:table-cell table:style-name="ACE-23" office:value-type="string">
            <text:p><text:a xlink:type="simple" xlink:actuate="onRequest" xlink:href="https://docs.oasis-open.org/cti/stix/v2.1/csprd01/stix-v2.1-csprd01.html#_Toc16070726">6.12.2 ​HTTP Request Extension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http-request-ext].message_body_data_ref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extensions[http-request-ext].message_body_length</text:p>
          </table:table-cell>
          <table:table-cell table:style-name="ACE-37" office:value-type="string">
            <text:p>http.response_body_len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extensions[http-request-ext].request_header</text:p>
          </table:table-cell>
          <table:table-cell table:style-name="ACE-37" office:value-type="string">
            <text:p>http.host, http.referrer, http.user_agent, http.origin, http.proxied, http.client_header_names, http.server_header_names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extensions[http-request-ext].request_method</text:p>
          </table:table-cell>
          <table:table-cell table:style-name="ACE-37" office:value-type="string">
            <text:p>http.method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extensions[http-request-ext].request_value</text:p>
          </table:table-cell>
          <table:table-cell table:style-name="ACE-37" office:value-type="string">
            <text:p>http.uri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extensions[http-request-ext].request_version</text:p>
          </table:table-cell>
          <table:table-cell table:style-name="ACE-37" office:value-type="string">
            <text:p>http.version</text:p>
          </table:table-cell>
          <table:table-cell table:number-columns-repeated="125" table:style-name="ACE-37"/>
        </table:table-row>
        <table:table-row table:style-name="AROW-1">
          <table:table-cell table:style-name="ACE-24" office:value-type="string">
            <text:p><text:a xlink:type="simple" xlink:actuate="onRequest" xlink:href="https://docs.oasis-open.org/cti/stix/v2.1/csprd01/stix-v2.1-csprd01.html#_Toc16070728">6.12.3 ​ICMP Extension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icmp-ext].icmp_type_hex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icmp-ext].icmp_code_hex</text:p>
          </table:table-cell>
          <table:table-cell table:number-columns-repeated="126" table:style-name="ACE-37"/>
        </table:table-row>
        <table:table-row table:style-name="AROW-1">
          <table:table-cell table:style-name="ACE-25" office:value-type="string">
            <text:p><text:a xlink:type="simple" xlink:actuate="onRequest" xlink:href="https://docs.oasis-open.org/cti/stix/v2.1/csprd01/stix-v2.1-csprd01.html#_Toc16070730">6.12.4 ​Network Socket Extension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socket-ext].address_family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socket-ext].is_blocking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socket-ext].is_listening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socket-ext].options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socket-ext].socket_descriptor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socket-ext].socket_handle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network-traffic.extensions[socket-ext].socket_type </text:p>
          </table:table-cell>
          <table:table-cell table:number-columns-repeated="126" table:style-name="ACE-37"/>
        </table:table-row>
        <table:table-row table:style-name="AROW-1">
          <table:table-cell table:style-name="ACE-26" office:value-type="string">
            <text:p><text:a xlink:type="simple" xlink:actuate="onRequest" xlink:href="https://docs.oasis-open.org/cti/stix/v2.1/csprd01/stix-v2.1-csprd01.html#_Toc16070732">6.12.5 ​TCP Extension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extensions[tcp-ext].dst_flags_hex </text:p>
          </table:table-cell>
          <table:table-cell table:style-name="ACE-37" office:value-type="string">
            <text:p>conn.history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network-traffic.extensions[tcp-ext].src_flags_hex </text:p>
          </table:table-cell>
          <table:table-cell table:style-name="ACE-37" office:value-type="string">
            <text:p>conn.history</text:p>
          </table:table-cell>
          <table:table-cell table:number-columns-repeated="125" table:style-name="ACE-37"/>
        </table:table-row>
        <table:table-row table:style-name="AROW-1">
          <table:table-cell table:style-name="ACE-27" office:value-type="string">
            <text:p><text:a xlink:type="simple" xlink:actuate="onRequest" xlink:href="https://docs.oasis-open.org/cti/stix/v2.1/csprd01/stix-v2.1-csprd01.html#_Toc16070734">6.13 ​Process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process.child_ref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command_lin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created_ti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creator_user_ref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cwd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nvironment_variable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image_ref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is_hidden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opened_connection_ref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parent_ref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pid</text:p>
          </table:table-cell>
          <table:table-cell table:number-columns-repeated="126" table:style-name="ACE-37"/>
        </table:table-row>
        <table:table-row table:style-name="AROW-1">
          <table:table-cell table:style-name="ACE-28" office:value-type="string">
            <text:p><text:a xlink:type="simple" xlink:actuate="onRequest" xlink:href="https://docs.oasis-open.org/cti/stix/v2.1/csprd01/stix-v2.1-csprd01.html#_Toc16070736">6.13.2 ​Windows™ Process Extension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process-ext].aslr_enabled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process-ext].dep_enabled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process-ext].integrity_level <text:s/>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process-ext].owner_sid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process-ext].priority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process-ext].startup_info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process-ext].window_title </text:p>
          </table:table-cell>
          <table:table-cell table:number-columns-repeated="126" table:style-name="ACE-37"/>
        </table:table-row>
        <table:table-row table:style-name="AROW-1">
          <table:table-cell table:style-name="ACE-29" office:value-type="string">
            <text:p><text:a xlink:type="simple" xlink:actuate="onRequest" xlink:href="https://docs.oasis-open.org/cti/stix/v2.1/csprd01/stix-v2.1-csprd01.html#_Toc16070738">6.13.3 ​Windows™ Service Extension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service-ext].description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service-ext].display_na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service-ext].group_na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service-ext].service_dll_ref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service-ext].service_na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service-ext].service_statu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service-ext].service_typ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process.extensions[windows-service-ext].start_type</text:p>
          </table:table-cell>
          <table:table-cell table:number-columns-repeated="126" table:style-name="ACE-37"/>
        </table:table-row>
        <table:table-row table:style-name="AROW-1">
          <table:table-cell table:style-name="ACE-30" office:value-type="string">
            <text:p><text:a xlink:type="simple" xlink:actuate="onRequest" xlink:href="https://docs.oasis-open.org/cti/stix/v2.1/csprd01/stix-v2.1-csprd01.html#_Toc16070740">6.14 ​Software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software.cp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software.languages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software.name</text:p>
          </table:table-cell>
          <table:table-cell table:style-name="ACE-37" office:value-type="string">
            <text:p>software.name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software.vendor</text:p>
          </table:table-cell>
          <table:table-cell table:style-name="ACE-37" office:value-type="string">
            <text:p>software.name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software.version</text:p>
          </table:table-cell>
          <table:table-cell table:style-name="ACE-37" office:value-type="string">
            <text:p>software.version, software.unparsed_version</text:p>
          </table:table-cell>
          <table:table-cell table:number-columns-repeated="125" table:style-name="ACE-37"/>
        </table:table-row>
        <table:table-row table:style-name="AROW-1">
          <table:table-cell table:style-name="ACE-31" office:value-type="string">
            <text:p><text:a xlink:type="simple" xlink:actuate="onRequest" xlink:href="https://docs.oasis-open.org/cti/stix/v2.1/csprd01/stix-v2.1-csprd01.html#_Toc16070742">6.15 ​URL Object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url.value</text:p>
          </table:table-cell>
          <table:table-cell table:style-name="ACE-37" office:value-type="string">
            <text:p>http.uri, sip.uri, software.url </text:p>
          </table:table-cell>
          <table:table-cell table:number-columns-repeated="125" table:style-name="ACE-37"/>
        </table:table-row>
        <table:table-row table:style-name="AROW-1">
          <table:table-cell table:style-name="ACE-32" office:value-type="string">
            <text:p><text:a xlink:type="simple" xlink:actuate="onRequest" xlink:href="https://docs.oasis-open.org/cti/stix/v2.1/csprd01/stix-v2.1-csprd01.html#_Toc16070744">6.16 ​User Account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user-account.account_created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account_expire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account_first_login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account_last_login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user-account.account_login</text:p>
          </table:table-cell>
          <table:table-cell table:style-name="ACE-37" office:value-type="string">
            <text:p>ftp.user, http.user, irc.user, ntlm.user, radius.user, smb_cmd.user, socks.user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user-account.account_typ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can_escalate_privs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user-account.credential</text:p>
          </table:table-cell>
          <table:table-cell table:style-name="ACE-37" office:value-type="string">
            <text:p>ftp.password, http.password, socks.password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user-account.credential_last_changed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display_na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is_disabled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is_privileged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is_service_account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user-account.user_id</text:p>
          </table:table-cell>
          <table:table-cell table:style-name="ACE-37" office:value-type="string">
            <text:p>ftp.user, http.user, irc.user, ntlm.user, radius.user, smb_cmd.user, socks.user</text:p>
          </table:table-cell>
          <table:table-cell table:number-columns-repeated="125" table:style-name="ACE-37"/>
        </table:table-row>
        <table:table-row table:style-name="AROW-1">
          <table:table-cell table:style-name="ACE-33" office:value-type="string">
            <text:p><text:a xlink:type="simple" xlink:actuate="onRequest" xlink:href="https://docs.oasis-open.org/cti/stix/v2.1/csprd01/stix-v2.1-csprd01.html#_Toc16070746">6.16.2 ​UNIX™ Account Extension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user-account.extensions[unix-account-ext].gid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extensions[unix-account-ext].groups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extensions[unix-account-ext].home_dir 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user-account.extensions[unix-account-ext].shell </text:p>
          </table:table-cell>
          <table:table-cell table:number-columns-repeated="126" table:style-name="ACE-37"/>
        </table:table-row>
        <table:table-row table:style-name="AROW-1">
          <table:table-cell table:style-name="ACE-34" office:value-type="string">
            <text:p><text:a xlink:type="simple" xlink:actuate="onRequest" xlink:href="https://docs.oasis-open.org/cti/stix/v2.1/csprd01/stix-v2.1-csprd01.html#_Toc16070748">6.17 ​Windows™ Registry Key Object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windows-registry-key.creator_user_ref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windows-registry-key.key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windows-registry-key.modified_ti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windows-registry-key.number_of_subkey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windows-registry-key.values</text:p>
          </table:table-cell>
          <table:table-cell table:number-columns-repeated="126" table:style-name="ACE-37"/>
        </table:table-row>
        <table:table-row table:style-name="AROW-1">
          <table:table-cell table:style-name="ACE-35" office:value-type="string">
            <text:p><text:a xlink:type="simple" xlink:actuate="onRequest" xlink:href="https://docs.oasis-open.org/cti/stix/v2.1/csprd01/stix-v2.1-csprd01.html#_Toc16070753">6.18 ​X.509 Certificate Object</text:a></text:p>
          </table:table-cell>
          <table:table-cell table:number-columns-repeated="127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hashes</text:p>
          </table:table-cell>
          <table:table-cell table:style-name="ACE-37" office:value-type="string">
            <text:p>x509.fingerprint, ssl.cert_chain_fps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is_self_signed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issuer</text:p>
          </table:table-cell>
          <table:table-cell table:style-name="ACE-37" office:value-type="string">
            <text:p>x509.certificate_issuer,ssl.issuer, ssl.client_issuer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serial_number</text:p>
          </table:table-cell>
          <table:table-cell table:style-name="ACE-37" office:value-type="string">
            <text:p>ocsp.serialNumber, x509.certificate_serial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signature_algorithm</text:p>
          </table:table-cell>
          <table:table-cell table:style-name="ACE-37" office:value-type="string">
            <text:p>x509.certificate_sig_alg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subject</text:p>
          </table:table-cell>
          <table:table-cell table:style-name="ACE-37" office:value-type="string">
            <text:p>x509.certificate_subject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subject_public_key_algorithm</text:p>
          </table:table-cell>
          <table:table-cell table:style-name="ACE-37" office:value-type="string">
            <text:p>x509.certificate_key_alg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subject_public_key_exponent</text:p>
          </table:table-cell>
          <table:table-cell table:style-name="ACE-37" office:value-type="string">
            <text:p>x509.certificate_exponent</text:p>
          </table:table-cell>
          <table:table-cell table:number-columns-repeated="125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subject_public_key_modulus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validity_not_after</text:p>
          </table:table-cell>
          <table:table-cell table:style-name="ACE-37" office:value-type="string">
            <text:p>x509.certificate_not_valid_after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validity_not_before</text:p>
          </table:table-cell>
          <table:table-cell table:style-name="ACE-37" office:value-type="string">
            <text:p>x509.certificate_not_valid_before</text:p>
          </table:table-cell>
          <table:table-cell table:number-columns-repeated="125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version</text:p>
          </table:table-cell>
          <table:table-cell table:style-name="ACE-37" office:value-type="string">
            <text:p>x509.certificate_version</text:p>
          </table:table-cell>
          <table:table-cell table:number-columns-repeated="125" table:style-name="ACE-37"/>
        </table:table-row>
        <table:table-row table:style-name="AROW-1">
          <table:table-cell table:style-name="ACE-36" office:value-type="string">
            <text:p><text:a xlink:type="simple" xlink:actuate="onRequest" xlink:href="https://docs.oasis-open.org/cti/stix/v2.1/csprd01/stix-v2.1-csprd01.html#_Toc16070755">6.18.2 ​X.509 v3 Extensions Type</text:a></text:p>
          </table:table-cell>
          <table:table-cell table:number-columns-repeated="127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authority_key_identifier</text:p>
          </table:table-cell>
          <table:table-cell table:number-columns-repeated="126" table:style-name="ACE-37"/>
        </table:table-row>
        <table:table-row table:style-name="AROW-3">
          <table:table-cell table:style-name="ACE-5"/>
          <table:table-cell table:style-name="ACE-37" office:value-type="string">
            <text:p>x509-certificate.x509_v3_extensions.basic_constraint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certificate_policie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crl_distribution_point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extended_key_usag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inhibit_any_policy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issuer_alternative_na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key_usag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name_constraint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policy_constraint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policy_mapping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private_key_usage_period_not_after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private_key_usage_period_not_befor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subject_alternative_name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subject_directory_attributes</text:p>
          </table:table-cell>
          <table:table-cell table:number-columns-repeated="126" table:style-name="ACE-37"/>
        </table:table-row>
        <table:table-row table:style-name="AROW-1">
          <table:table-cell table:style-name="ACE-5"/>
          <table:table-cell table:style-name="ACE-37" office:value-type="string">
            <text:p>x509-certificate.x509_v3_extensions.subject_key_identifier</text:p>
          </table:table-cell>
          <table:table-cell table:number-columns-repeated="126" table:style-name="ACE-37"/>
        </table:table-row>
        <table:table-row table:style-name="AROW-0" table:number-rows-repeated="248">
          <table:table-cell table:number-columns-repeated="128"/>
        </table:table-row>
        <table:named-expressions>
          <table:named-expression table:name="Sheet_Title" table:expression="of:=&quot;Cyber-observable Objects&quot;" table:base-cell-address="$'Cyber-observable Objects'.$A$1"/>
          <table:named-expression table:name="Print_Area" table:expression="of:=#REF!" table:base-cell-address="$'Cyber-observable Objects'.$A$1"/>
        </table:named-expressions>
        <gnm:selections gnm:cursor-col="2" gnm:cursor-row="22">
          <gnm:selection gnm:start-col="2" gnm:start-row="22" gnm:end-col="2" gnm:end-row="22"/>
        </gnm:selections>
      </table:table>
      <table:named-expressions>
        <table:named-range table:name="__Anonymous_Sheet_DB__1" table:cell-range-address="$'Cyber-observable Objects'.$A$1:.$A$248" table:base-cell-address="$'Info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Info" style:page-layout-name="pl-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yber-observable Objects" style:page-layout-name="pl-1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1-10T21:38:04Z</dc:date>
    <meta:creation-date>2022-01-07T14:18:51Z</meta:creation-date>
    <meta:editing-cycles>4</meta:editing-cycles>
    <meta:editing-duration>PT36M25S</meta:editing-duration>
    <meta:generator>gnumeric/1.12.48</meta:generator>
  </office:meta>
</office:document-meta>
</file>